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christia</text:p>
          </table:table-cell>
          <table:table-cell office:value-type="string">
            <text:p>Wieners?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christi</text:p>
          </table:table-cell>
          <table:table-cell table:number-columns-repeated="2"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oe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/>
          <table:table-cell office:value-type="float" office:value="505">
            <text:p>505</text:p>
          </table:table-cell>
        </table:table-row>
        <table:table-row table:style-name="ro1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/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langsn</text:p>
          </table:table-cell>
          <table:table-cell office:value-type="string">
            <text:p>Stefan Lang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iko</text:p>
          </table:table-cell>
          <table:table-cell office:value-type="string">
            <text:p>Niko Neuss</text:p>
          </table:table-cell>
          <table:table-cell/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/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/>
          <table:table-cell office:value-type="float" office:value="548">
            <text:p>548</text:p>
          </table:table-cell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tefan</text:p>
          </table:table-cell>
          <table:table-cell office:value-type="string">
            <text:p>Stefan Lang</text:p>
          </table:table-cell>
          <table:table-cell/>
          <table:table-cell office:value-type="float" office:value="1182">
            <text:p>1182</text:p>
          </table:table-cell>
        </table:table-row>
        <table:table-row table:style-name="ro1">
          <table:table-cell office:value-type="string">
            <text:p>thimo</text:p>
          </table:table-cell>
          <table:table-cell office:value-type="string">
            <text:p>Thimo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/>
          <table:table-cell office:value-type="float" office:value="1374">
            <text:p>13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10.07.2013</text:date>, <text:time>15:31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Unix OpenOffice.org_project/340m1$Build-9590</meta:generator>
    <dc:date>2013-07-10T15:30:56</dc:date>
    <meta:editing-duration>PT21M51S</meta:editing-duration>
    <meta:editing-cycles>9</meta:editing-cycles>
    <dc:creator>Peter Bastian</dc:creator>
    <meta:document-statistic meta:table-count="1" meta:cell-count="112" meta:object-count="0"/>
  </office:meta>
</office:document-meta>
</file>